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6cm" svg:stroke-color="#004586" draw:marker-start-width="0.39cm" draw:marker-end-width="0.39cm" draw:fill-color="#ffffff" draw:textarea-horizontal-align="justify" draw:textarea-vertical-align="middle" draw:auto-grow-height="false" fo:min-height="0cm" fo:min-width="0cm" fo:padding-top="0.155cm" fo:padding-bottom="0.155cm" fo:padding-left="0.28cm" fo:padding-right="0.28cm" fo:wrap-option="wrap"/>
    </style:style>
    <style:style style:name="gr2" style:family="graphic" style:parent-style-name="standard">
      <style:graphic-properties svg:stroke-width="0.06cm" svg:stroke-color="#579d1c" draw:marker-start-width="0.39cm" draw:marker-end-width="0.39cm" draw:fill-color="#ffffff" draw:textarea-horizontal-align="justify" draw:textarea-vertical-align="middle" draw:auto-grow-height="false" fo:min-height="0cm" fo:min-width="0cm" fo:padding-top="0.155cm" fo:padding-bottom="0.155cm" fo:padding-left="0.28cm" fo:padding-right="0.28cm" fo:wrap-option="wrap"/>
    </style:style>
    <style:style style:name="gr3" style:family="graphic" style:parent-style-name="standard">
      <style:graphic-properties svg:stroke-width="0.06cm" svg:stroke-color="#4b1f6f" draw:marker-start-width="0.39cm" draw:marker-end-width="0.39cm" draw:fill-color="#ffffff" draw:textarea-horizontal-align="justify" draw:textarea-vertical-align="middle" draw:auto-grow-height="false" fo:min-height="0cm" fo:min-width="0cm" fo:padding-top="0.155cm" fo:padding-bottom="0.155cm" fo:padding-left="0.28cm" fo:padding-right="0.28cm" fo:wrap-option="wrap"/>
    </style:style>
    <style:style style:name="gr4" style:family="graphic" style:parent-style-name="objectwithoutfill">
      <style:graphic-properties svg:stroke-color="#579d1c" draw:fill="none" draw:textarea-vertical-align="middle"/>
    </style:style>
    <style:style style:name="gr5" style:family="graphic" style:parent-style-name="objectwithoutfill">
      <style:graphic-properties svg:stroke-color="#579d1c" draw:marker-end="Arrow" draw:marker-end-width="0.2cm" draw:fill="none" draw:textarea-vertical-align="middle"/>
    </style:style>
    <style:style style:name="gr6" style:family="graphic" style:parent-style-name="objectwithoutfill">
      <style:graphic-properties svg:stroke-color="#4b1f6f" draw:marker-end="Arrow" draw:marker-end-width="0.2cm" draw:fill="none" draw:textarea-vertical-align="middle"/>
    </style:style>
    <style:style style:name="gr7" style:family="graphic" style:parent-style-name="objectwithoutfill">
      <style:graphic-properties svg:stroke-color="#4b1f6f" draw:fill="none" draw:textarea-vertical-align="middle"/>
    </style:style>
    <style:style style:name="gr8" style:family="graphic" style:parent-style-name="objectwithoutfill">
      <style:graphic-properties svg:stroke-color="#004586" draw:fill="none" draw:textarea-vertical-align="middle"/>
    </style:style>
    <style:style style:name="gr9" style:family="graphic" style:parent-style-name="standard">
      <style:graphic-properties svg:stroke-width="0.06cm" svg:stroke-color="#000000" draw:marker-start-width="0.39cm" draw:marker-end-width="0.39cm" draw:fill-color="#ffffff" draw:textarea-horizontal-align="justify" draw:textarea-vertical-align="middle" draw:auto-grow-height="false" fo:min-height="0cm" fo:min-width="0cm" fo:padding-top="0.155cm" fo:padding-bottom="0.155cm" fo:padding-left="0.28cm" fo:padding-right="0.28cm" fo:wrap-option="wrap"/>
    </style:style>
    <style:style style:name="P1" style:family="paragraph">
      <style:paragraph-properties fo:text-align="center"/>
      <style:text-properties fo:font-family="Calibri" style:font-family-generic="swiss" style:font-pitch="variable"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family="Calibri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5cm" svg:height="1.25cm" svg:x="1.25cm" svg:y="5cm">
          <text:p text:style-name="P1"><text:span text:style-name="T1">Gestión del proyec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cm" svg:height="1.25cm" svg:x="2.25cm" svg:y="6.75cm">
          <text:p text:style-name="P1"><text:span text:style-name="T1">Planific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cm" svg:height="1.25cm" svg:x="2.25cm" svg:y="8.25cm">
          <text:p text:style-name="P1"><text:span text:style-name="T1">Presupues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cm" svg:height="1.25cm" svg:x="2.25cm" svg:y="9.75cm">
          <text:p text:style-name="P1"><text:span text:style-name="T1">Supervisión y seguimi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cm" svg:height="1.25cm" svg:x="9.25cm" svg:y="5cm">
          <text:p text:style-name="P1"><text:span text:style-name="T1">Estado del ar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cm" svg:height="1.25cm" svg:x="10.25cm" svg:y="6.75cm">
          <text:p text:style-name="P1"><text:span text:style-name="T1">Robots US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0.75cm" svg:x="11.25cm" svg:y="8.5cm">
          <text:p text:style-name="P1"><text:span text:style-name="T1">Tip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0.75cm" svg:x="11.25cm" svg:y="9.5cm">
          <text:p text:style-name="P1"><text:span text:style-name="T1">Tare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cm" svg:height="1.25cm" svg:x="10.25cm" svg:y="10.75cm">
          <text:p text:style-name="P1"><text:span text:style-name="T1">Sistema de locomoción de UG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0.75cm" svg:x="11.25cm" svg:y="12.5cm">
          <text:p text:style-name="P1"><text:span text:style-name="T1">RH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25cm" svg:height="1cm" svg:x="11.25cm" svg:y="13.5cm">
          <text:p text:style-name="P1"><text:span text:style-name="T1">Modos de mar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cm" svg:height="1.25cm" svg:x="14.25cm" svg:y="5cm">
          <text:p text:style-name="P1"><text:span text:style-name="T1">Modelo de simul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cm" svg:height="1.25cm" svg:x="15.25cm" svg:y="6.75cm">
          <text:p text:style-name="P1"><text:span text:style-name="T1">Esquema del mode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cm" svg:height="1.25cm" svg:x="15.25cm" svg:y="8.5cm">
          <text:p text:style-name="P1"><text:span text:style-name="T1">UR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0.75cm" svg:x="16.25cm" svg:y="10cm">
          <text:p text:style-name="P1"><text:span text:style-name="T1">Cha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0.75cm" svg:x="16.25cm" svg:y="11cm">
          <text:p text:style-name="P1"><text:span text:style-name="T1">Pat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0.75cm" svg:x="16.25cm" svg:y="12cm">
          <text:p text:style-name="P1"><text:span text:style-name="T1">Sens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1.25cm" svg:x="15.25cm" svg:y="13.25cm">
          <text:p text:style-name="P1"><text:span text:style-name="T1">Compatibilidad con Gazeb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0.75cm" svg:x="16.25cm" svg:y="15cm">
          <text:p text:style-name="P1"><text:span text:style-name="T1">Plugin sens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1.25cm" svg:x="15.25cm" svg:y="16.25cm">
          <text:p text:style-name="P1"><text:span text:style-name="T1">Compatibilidad con ros_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75cm" svg:height="0.75cm" svg:x="16.25cm" svg:y="18cm">
          <text:p text:style-name="P1"><text:span text:style-name="T1">Transmis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.5cm" svg:y1="6.25cm" svg:x2="1.5cm" svg:y2="10.25cm">
          <text:p/>
        </draw:line>
        <draw:line draw:style-name="gr5" draw:text-style-name="P2" draw:layer="layout" svg:x1="1.5cm" svg:y1="7.25cm" svg:x2="2.25cm" svg:y2="7.25cm">
          <text:p/>
        </draw:line>
        <draw:line draw:style-name="gr5" draw:text-style-name="P2" draw:layer="layout" svg:x1="1.5cm" svg:y1="8.75cm" svg:x2="2.25cm" svg:y2="8.75cm">
          <text:p/>
        </draw:line>
        <draw:line draw:style-name="gr5" draw:text-style-name="P2" draw:layer="layout" svg:x1="1.5cm" svg:y1="10.25cm" svg:x2="2.25cm" svg:y2="10.25cm">
          <text:p/>
        </draw:line>
        <draw:line draw:style-name="gr6" draw:text-style-name="P2" draw:layer="layout" svg:x1="10.5cm" svg:y1="8.75cm" svg:x2="11.25cm" svg:y2="8.75cm">
          <text:p/>
        </draw:line>
        <draw:line draw:style-name="gr6" draw:text-style-name="P2" draw:layer="layout" svg:x1="10.5cm" svg:y1="9.75cm" svg:x2="11.25cm" svg:y2="9.75cm">
          <text:p/>
        </draw:line>
        <draw:line draw:style-name="gr6" draw:text-style-name="P2" draw:layer="layout" svg:x1="10.5cm" svg:y1="12.75cm" svg:x2="11.25cm" svg:y2="12.75cm">
          <text:p/>
        </draw:line>
        <draw:line draw:style-name="gr6" draw:text-style-name="P2" draw:layer="layout" svg:x1="10.5cm" svg:y1="13.75cm" svg:x2="11.25cm" svg:y2="13.75cm">
          <text:p/>
        </draw:line>
        <draw:line draw:style-name="gr5" draw:text-style-name="P2" draw:layer="layout" svg:x1="9.5cm" svg:y1="7.25cm" svg:x2="10.25cm" svg:y2="7.25cm">
          <text:p/>
        </draw:line>
        <draw:line draw:style-name="gr5" draw:text-style-name="P2" draw:layer="layout" svg:x1="9.5cm" svg:y1="11.25cm" svg:x2="10.25cm" svg:y2="11.25cm">
          <text:p/>
        </draw:line>
        <draw:line draw:style-name="gr4" draw:text-style-name="P2" draw:layer="layout" svg:x1="9.5cm" svg:y1="11.25cm" svg:x2="9.5cm" svg:y2="6.25cm">
          <text:p/>
        </draw:line>
        <draw:line draw:style-name="gr7" draw:text-style-name="P2" draw:layer="layout" svg:x1="10.5cm" svg:y1="9.75cm" svg:x2="10.5cm" svg:y2="8cm">
          <text:p/>
        </draw:line>
        <draw:line draw:style-name="gr7" draw:text-style-name="P2" draw:layer="layout" svg:x1="10.5cm" svg:y1="13.75cm" svg:x2="10.5cm" svg:y2="12cm">
          <text:p/>
        </draw:line>
        <draw:line draw:style-name="gr5" draw:text-style-name="P2" draw:layer="layout" svg:x1="14.5cm" svg:y1="7.25cm" svg:x2="15.25cm" svg:y2="7.25cm">
          <text:p/>
        </draw:line>
        <draw:line draw:style-name="gr5" draw:text-style-name="P2" draw:layer="layout" svg:x1="14.5cm" svg:y1="9cm" svg:x2="15.25cm" svg:y2="9cm">
          <text:p/>
        </draw:line>
        <draw:line draw:style-name="gr6" draw:text-style-name="P2" draw:layer="layout" svg:x1="15.5cm" svg:y1="10.25cm" svg:x2="16.25cm" svg:y2="10.25cm">
          <text:p/>
        </draw:line>
        <draw:line draw:style-name="gr6" draw:text-style-name="P2" draw:layer="layout" svg:x1="15.5cm" svg:y1="11.25cm" svg:x2="16.25cm" svg:y2="11.25cm">
          <text:p/>
        </draw:line>
        <draw:line draw:style-name="gr6" draw:text-style-name="P2" draw:layer="layout" svg:x1="15.5cm" svg:y1="12.25cm" svg:x2="16.25cm" svg:y2="12.25cm">
          <text:p/>
        </draw:line>
        <draw:line draw:style-name="gr5" draw:text-style-name="P2" draw:layer="layout" svg:x1="14.5cm" svg:y1="13.75cm" svg:x2="15.25cm" svg:y2="13.75cm">
          <text:p/>
        </draw:line>
        <draw:line draw:style-name="gr6" draw:text-style-name="P2" draw:layer="layout" svg:x1="15.5cm" svg:y1="15.25cm" svg:x2="16.25cm" svg:y2="15.25cm">
          <text:p/>
        </draw:line>
        <draw:line draw:style-name="gr5" draw:text-style-name="P2" draw:layer="layout" svg:x1="14.5cm" svg:y1="16.75cm" svg:x2="15.25cm" svg:y2="16.75cm">
          <text:p/>
        </draw:line>
        <draw:line draw:style-name="gr6" draw:text-style-name="P2" draw:layer="layout" svg:x1="15.5cm" svg:y1="18.25cm" svg:x2="16.25cm" svg:y2="18.25cm">
          <text:p/>
        </draw:line>
        <draw:line draw:style-name="gr7" draw:text-style-name="P2" draw:layer="layout" svg:x1="15.5cm" svg:y1="17.5cm" svg:x2="15.5cm" svg:y2="18.25cm">
          <text:p/>
        </draw:line>
        <draw:line draw:style-name="gr7" draw:text-style-name="P2" draw:layer="layout" svg:x1="15.5cm" svg:y1="14.5cm" svg:x2="15.5cm" svg:y2="15.25cm">
          <text:p/>
        </draw:line>
        <draw:line draw:style-name="gr7" draw:text-style-name="P2" draw:layer="layout" svg:x1="15.5cm" svg:y1="9.75cm" svg:x2="15.5cm" svg:y2="12.25cm">
          <text:p/>
        </draw:line>
        <draw:line draw:style-name="gr4" draw:text-style-name="P2" draw:layer="layout" svg:x1="14.5cm" svg:y1="16.75cm" svg:x2="14.5cm" svg:y2="6.25cm">
          <text:p/>
        </draw:line>
        <draw:custom-shape draw:style-name="gr1" draw:text-style-name="P1" draw:layer="layout" svg:width="2.5cm" svg:height="1.25cm" svg:x="5.25cm" svg:y="5cm">
          <text:p text:style-name="P1"><text:span text:style-name="T1">Form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cm" svg:height="0.75cm" svg:x="6.25cm" svg:y="6.75cm">
          <text:p text:style-name="P1"><text:span text:style-name="T1">R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cm" svg:height="0.75cm" svg:x="6.25cm" svg:y="7.75cm">
          <text:p text:style-name="P1"><text:span text:style-name="T1">UR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cm" svg:height="0.75cm" svg:x="6.25cm" svg:y="8.75cm">
          <text:p text:style-name="P1"><text:span text:style-name="T1">Gazeb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75cm" svg:height="0.75cm" svg:x="6.25cm" svg:y="9.75cm">
          <text:p text:style-name="P1"><text:span text:style-name="T1">Paquete ros_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5.5cm" svg:y1="7cm" svg:x2="6.25cm" svg:y2="7cm">
          <text:p/>
        </draw:line>
        <draw:line draw:style-name="gr5" draw:text-style-name="P2" draw:layer="layout" svg:x1="5.5cm" svg:y1="8cm" svg:x2="6.25cm" svg:y2="8cm">
          <text:p/>
        </draw:line>
        <draw:line draw:style-name="gr5" draw:text-style-name="P2" draw:layer="layout" svg:x1="5.5cm" svg:y1="9cm" svg:x2="6.25cm" svg:y2="9cm">
          <text:p/>
        </draw:line>
        <draw:line draw:style-name="gr5" draw:text-style-name="P2" draw:layer="layout" svg:x1="5.5cm" svg:y1="10cm" svg:x2="6.25cm" svg:y2="10cm">
          <text:p/>
        </draw:line>
        <draw:line draw:style-name="gr4" draw:text-style-name="P2" draw:layer="layout" svg:x1="5.5cm" svg:y1="10cm" svg:x2="5.5cm" svg:y2="6.25cm">
          <text:p/>
        </draw:line>
        <draw:custom-shape draw:style-name="gr1" draw:text-style-name="P1" draw:layer="layout" svg:width="2.5cm" svg:height="1.25cm" svg:x="19.25cm" svg:y="5cm">
          <text:p text:style-name="P1"><text:span text:style-name="T1">Sistema de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1.25cm" svg:x="20.25cm" svg:y="6.75cm">
          <text:p text:style-name="P1"><text:span text:style-name="T1">Definición de controlad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1.25cm" svg:x="20.25cm" svg:y="8.5cm">
          <text:p text:style-name="P1"><text:span text:style-name="T1">Paquete de interfaz de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cm" svg:height="1.25cm" svg:x="21.25cm" svg:y="10.25cm">
          <text:p text:style-name="P1"><text:span text:style-name="T1">Nodo de interfaz de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cm" svg:height="1.25cm" svg:x="21.25cm" svg:y="11.75cm">
          <text:p text:style-name="P1"><text:span text:style-name="T1">Librería de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cm" svg:height="1.25cm" svg:x="20.25cm" svg:y="13.5cm">
          <text:p text:style-name="P1"><text:span text:style-name="T1">Pruebas y valid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20.5cm" svg:y1="10.75cm" svg:x2="21.25cm" svg:y2="10.75cm">
          <text:p/>
        </draw:line>
        <draw:line draw:style-name="gr6" draw:text-style-name="P2" draw:layer="layout" svg:x1="20.5cm" svg:y1="12.25cm" svg:x2="21.25cm" svg:y2="12.25cm">
          <text:p/>
        </draw:line>
        <draw:line draw:style-name="gr5" draw:text-style-name="P2" draw:layer="layout" svg:x1="19.5cm" svg:y1="9cm" svg:x2="20.25cm" svg:y2="9cm">
          <text:p/>
        </draw:line>
        <draw:line draw:style-name="gr5" draw:text-style-name="P2" draw:layer="layout" svg:x1="19.5cm" svg:y1="7.25cm" svg:x2="20.25cm" svg:y2="7.25cm">
          <text:p/>
        </draw:line>
        <draw:line draw:style-name="gr5" draw:text-style-name="P2" draw:layer="layout" svg:x1="19.5cm" svg:y1="14cm" svg:x2="20.25cm" svg:y2="14cm">
          <text:p/>
        </draw:line>
        <draw:line draw:style-name="gr4" draw:text-style-name="P2" draw:layer="layout" svg:x1="19.5cm" svg:y1="14cm" svg:x2="19.5cm" svg:y2="6.25cm">
          <text:p/>
        </draw:line>
        <draw:line draw:style-name="gr7" draw:text-style-name="P2" draw:layer="layout" svg:x1="20.5cm" svg:y1="12.25cm" svg:x2="20.5cm" svg:y2="9.75cm">
          <text:p/>
        </draw:line>
        <draw:custom-shape draw:style-name="gr1" draw:text-style-name="P1" draw:layer="layout" svg:width="2.5cm" svg:height="1.25cm" svg:x="24.25cm" svg:y="5cm">
          <text:p text:style-name="P1"><text:span text:style-name="T1">Modos de mar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cm" svg:height="1.25cm" svg:x="25.25cm" svg:y="6.75cm">
          <text:p text:style-name="P1"><text:span text:style-name="T1">Modelo cinemá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5cm" svg:height="1.25cm" svg:x="25.25cm" svg:y="8.5cm">
          <text:p text:style-name="P1"><text:span text:style-name="T1">Parametrización de modos de mar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5cm" svg:height="1.25cm" svg:x="25.25cm" svg:y="10.25cm">
          <text:p text:style-name="P1"><text:span text:style-name="T1">Implement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24.5cm" svg:y1="7.25cm" svg:x2="25.25cm" svg:y2="7.25cm">
          <text:p/>
        </draw:line>
        <draw:line draw:style-name="gr5" draw:text-style-name="P2" draw:layer="layout" svg:x1="24.5cm" svg:y1="9cm" svg:x2="25.25cm" svg:y2="9cm">
          <text:p/>
        </draw:line>
        <draw:line draw:style-name="gr5" draw:text-style-name="P2" draw:layer="layout" svg:x1="24.5cm" svg:y1="10.75cm" svg:x2="25.25cm" svg:y2="10.75cm">
          <text:p/>
        </draw:line>
        <draw:line draw:style-name="gr4" draw:text-style-name="P2" draw:layer="layout" svg:x1="24.5cm" svg:y1="10.75cm" svg:x2="24.5cm" svg:y2="6.25cm">
          <text:p/>
        </draw:line>
        <draw:line draw:style-name="gr8" draw:text-style-name="P2" draw:layer="layout" svg:x1="2.5cm" svg:y1="5cm" svg:x2="2.5cm" svg:y2="4.25cm">
          <text:p/>
        </draw:line>
        <draw:line draw:style-name="gr8" draw:text-style-name="P2" draw:layer="layout" svg:x1="6.5cm" svg:y1="5cm" svg:x2="6.5cm" svg:y2="4.25cm">
          <text:p/>
        </draw:line>
        <draw:line draw:style-name="gr8" draw:text-style-name="P2" draw:layer="layout" svg:x1="10.5cm" svg:y1="5cm" svg:x2="10.5cm" svg:y2="4.25cm">
          <text:p/>
        </draw:line>
        <draw:line draw:style-name="gr8" draw:text-style-name="P2" draw:layer="layout" svg:x1="15.5cm" svg:y1="5cm" svg:x2="15.5cm" svg:y2="4.25cm">
          <text:p/>
        </draw:line>
        <draw:line draw:style-name="gr8" draw:text-style-name="P2" draw:layer="layout" svg:x1="20.5cm" svg:y1="5cm" svg:x2="20.5cm" svg:y2="4.25cm">
          <text:p/>
        </draw:line>
        <draw:line draw:style-name="gr8" draw:text-style-name="P2" draw:layer="layout" svg:x1="25.5cm" svg:y1="5cm" svg:x2="25.5cm" svg:y2="4.25cm">
          <text:p/>
        </draw:line>
        <draw:line draw:style-name="gr8" draw:text-style-name="P2" draw:layer="layout" svg:x1="2.5cm" svg:y1="4.25cm" svg:x2="25.5cm" svg:y2="4.25cm">
          <text:p/>
        </draw:line>
        <draw:custom-shape draw:style-name="gr9" draw:text-style-name="P1" draw:layer="layout" svg:width="2.5cm" svg:height="1.25cm" svg:x="13cm" svg:y="2.25cm">
          <text:p text:style-name="P1"><text:span text:style-name="T1">TF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14.25cm" svg:y1="3.5cm" svg:x2="14.25cm" svg:y2="4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ul Cebolla</meta:initial-creator>
    <meta:creation-date>2017-07-13T18:17:09.69</meta:creation-date>
    <dc:date>2017-07-13T19:45:27.24</dc:date>
    <dc:creator>Raul Cebolla</dc:creator>
    <meta:editing-duration>PT42M46S</meta:editing-duration>
    <meta:editing-cycles>3</meta:editing-cycles>
    <meta:generator>OpenOffice/4.1.3$Win32 OpenOffice.org_project/413m1$Build-9783</meta:generator>
    <meta:document-statistic meta:object-count="87"/>
  </office:meta>
</office:document-meta>
</file>